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ExclusionMBeanInfoAssemblerNotMappedTests.testNickNameIsExp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thodExclusionMBeanInfoAssemblerNotMappedTests.getExpectedOperatio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ExclusionMBeanInfoAssemblerNotMappedTests.getApplication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ExclusionMBeanInfoAssemblerNotMappedTests.getObjec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ExclusionMBeanInfoAssemblerNotMappedTests.getAssemb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thodExclusionMBeanInfoAssemblerNotMappedTests.testGetAgeIs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thodExclusionMBeanInfoAssemblerNotMappedTests.getExpectedAttribut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